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780373" style:font-name="Dyuthi" fo:font-size="32pt" officeooo:rsid="001003a1" officeooo:paragraph-rsid="001003a1" style:font-size-asian="32pt" style:font-size-complex="32pt"/>
    </style:style>
    <style:style style:name="P2" style:family="paragraph" style:parent-style-name="Standard">
      <style:text-properties fo:color="#50200c" style:font-name="Dyuthi" fo:font-size="18pt" officeooo:rsid="001003a1" officeooo:paragraph-rsid="001003a1" style:font-size-asian="18pt" style:font-size-complex="18pt"/>
    </style:style>
    <style:style style:name="P3" style:family="paragraph" style:parent-style-name="Standard">
      <style:text-properties fo:color="#e6e905" style:font-name="Dyuthi" fo:font-size="14pt" officeooo:rsid="001003a1" officeooo:paragraph-rsid="001003a1" style:font-size-asian="14pt" style:font-size-complex="14pt"/>
    </style:style>
    <style:style style:name="P4" style:family="paragraph" style:parent-style-name="Standard">
      <style:text-properties fo:color="#e6e905" style:font-name="Dyuthi" fo:font-size="14pt" officeooo:rsid="001003a1" officeooo:paragraph-rsid="001003a1" style:font-size-asian="12.25pt" style:font-size-complex="14pt"/>
    </style:style>
    <style:style style:name="T1" style:family="text">
      <style:text-properties fo:color="#1682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NOTES</text:p>
      <text:p text:style-name="P1"/>
      <text:p text:style-name="P2">Context Guard :</text:p>
      <text:p text:style-name="P3"><text:span text:style-name="T1">1-with is used <text:s/>as a context guard.</text:span></text:p>
      <text:p text:style-name="P3"><text:span text:style-name="T1">2-it closes the resource after the execution of code inside it.</text:span></text:p>
      <text:p text:style-name="P3"><text:span text:style-name="T1">3-it closes the resources if any statement changes the flow of execution like return,break,continue and exit.</text:span></text:p>
      <text:p text:style-name="P4"><text:span text:style-name="T1">4-two important methods of a context manager are __enter__ <text:s/>and __exit__.</text:span></text:p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2T12:02:51.968373968</meta:creation-date>
    <dc:date>2020-01-23T08:01:50.344006531</dc:date>
    <meta:editing-duration>PT19H48M48S</meta:editing-duration>
    <meta:editing-cycles>1</meta:editing-cycles>
    <meta:document-statistic meta:table-count="0" meta:image-count="0" meta:object-count="0" meta:page-count="1" meta:paragraph-count="6" meta:word-count="50" meta:character-count="307" meta:non-whitespace-character-count="261"/>
    <meta:generator>LibreOffice/6.3.4.2$Linux_X86_64 LibreOffice_project/30$Build-2</meta:generator>
  </office:meta>
</office:document-meta>
</file>